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8.8819in"/>
    </style:style>
    <style:style style:name="co4" style:family="table-column">
      <style:table-column-properties fo:break-before="auto" style:column-width="3.2445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2.1299in"/>
    </style:style>
    <style:style style:name="co8" style:family="table-column">
      <style:table-column-properties fo:break-before="auto" style:column-width="1.365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fo:font-weight="normal" style:font-name-asian="Consolas" style:font-size-asian="12pt" style:language-asian="en" style:country-asian="US" style:font-weight-asian="normal" style:font-name-complex="Consolas" style:font-size-complex="12pt" style:language-complex="en" style:country-complex="US" style:font-weight-complex="normal"/>
    </style:style>
    <style:style style:name="ce6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1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4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7" style:family="table-cell" style:parent-style-name="Default">
      <style:table-cell-properties fo:background-color="#999966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9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2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30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31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34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36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9966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9966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40" style:family="table-cell" style:parent-style-name="Default">
      <style:text-properties fo:color="#000000" style:font-name="Times New Roman" fo:font-size="12pt" style:font-size-asian="12pt" style:font-size-complex="12pt"/>
    </style:style>
    <style:style style:name="ce41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4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fo:font-style="normal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/>
    </style:style>
    <style:style style:name="ce4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fo:font-style="normal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/>
    </style:style>
    <style:style style:name="ce49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33ff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52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53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54" style:family="table-cell" style:parent-style-name="Default">
      <style:table-cell-properties fo:background-color="#66cc99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57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58" style:family="table-cell" style:parent-style-name="Default">
      <style:table-cell-properties fo:background-color="#ff420e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2" style:family="text"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3">
          <table:table-cell table:style-name="ce1" office:value-type="string">
            <text:p>ClassName</text:p>
          </table:table-cell>
          <table:table-cell table:style-name="ce19" office:value-type="string">
            <text:p>Methods</text:p>
          </table:table-cell>
          <table:table-cell table:style-name="ce41" office:value-type="string">
            <text:p>Variables </text:p>
          </table:table-cell>
          <table:table-cell table:style-name="ce50" office:value-type="string">
            <text:p>Count</text:p>
          </table:table-cell>
          <table:table-cell table:style-name="ce54" office:value-type="string">
            <text:p>Return Variable</text:p>
          </table:table-cell>
          <table:table-cell table:style-name="ce58" office:value-type="string">
            <text:p>Static Methods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1" table:number-rows-spanned="3">
            <text:p>XMLFileCreationss</text:p>
          </table:table-cell>
          <table:table-cell table:style-name="ce20"/>
          <table:table-cell table:style-name="ce42" office:value-type="string">
            <text:p>loggerException</text:p>
          </table:table-cell>
          <table:table-cell table:style-name="ce20" table:number-columns-repeated="3"/>
          <table:table-cell table:number-columns-repeated="2"/>
        </table:table-row>
        <table:table-row table:style-name="ro4">
          <table:covered-table-cell table:style-name="ce3"/>
          <table:table-cell table:style-name="ce21" office:value-type="string">
            <text:p><text:span text:style-name="T1">mapUpdater(</text:span><text:span text:style-name="T2">int</text:span><text:span text:style-name="T1"> i, String[] args,Map&lt;String, String&gt; metaDataMap)</text:span></text:p>
          </table:table-cell>
          <table:table-cell table:style-name="ce43" table:number-columns-repeated="2"/>
          <table:table-cell table:style-name="ce55" office:value-type="string">
            <text:p>metaDataMap</text:p>
          </table:table-cell>
          <table:table-cell table:style-name="ce43"/>
          <table:table-cell table:number-columns-repeated="2"/>
        </table:table-row>
        <table:table-row table:style-name="ro3">
          <table:covered-table-cell table:style-name="ce4"/>
          <table:table-cell table:style-name="ce22" office:value-type="string">
            <text:p>main</text:p>
          </table:table-cell>
          <table:table-cell table:style-name="ce22" office:value-type="string">
            <text:p>topicName</text:p>
          </table:table-cell>
          <table:table-cell table:style-name="ce43" office:value-type="float" office:value="0">
            <text:p>0</text:p>
          </table:table-cell>
          <table:table-cell table:style-name="ce21"/>
          <table:table-cell table:style-name="ce43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5" office:value-type="string" table:number-columns-spanned="1" table:number-rows-spanned="4">
            <text:p>XMLCreator</text:p>
          </table:table-cell>
          <table:table-cell table:style-name="ce23"/>
          <table:table-cell table:style-name="ce44" office:value-type="string">
            <text:p>loggerException</text:p>
          </table:table-cell>
          <table:table-cell table:style-name="ce51" table:number-columns-repeated="3"/>
          <table:table-cell table:number-columns-repeated="2"/>
        </table:table-row>
        <table:table-row table:style-name="ro3">
          <table:covered-table-cell table:style-name="ce5"/>
          <table:table-cell table:style-name="ce23" office:value-type="string">
            <text:p>access(Map&lt;String, String&gt; metaDataMap)</text:p>
          </table:table-cell>
          <table:table-cell table:style-name="ce44" office:value-type="string">
            <text:p>xmlFilePath</text:p>
          </table:table-cell>
          <table:table-cell table:style-name="ce51" table:number-columns-repeated="3"/>
          <table:table-cell table:number-columns-repeated="2"/>
        </table:table-row>
        <table:table-row table:style-name="ro3">
          <table:covered-table-cell table:style-name="ce5"/>
          <table:table-cell table:style-name="ce23"/>
          <table:table-cell table:style-name="ce44" office:value-type="string">
            <text:p>Key</text:p>
          </table:table-cell>
          <table:table-cell table:style-name="ce51" table:number-columns-repeated="3"/>
          <table:table-cell table:number-columns-repeated="2"/>
        </table:table-row>
        <table:table-row table:style-name="ro3">
          <table:covered-table-cell table:style-name="ce5"/>
          <table:table-cell table:style-name="ce23"/>
          <table:table-cell table:style-name="ce44" office:value-type="string">
            <text:p>value</text:p>
          </table:table-cell>
          <table:table-cell table:style-name="ce51" office:value-type="float" office:value="0">
            <text:p>0</text:p>
          </table:table-cell>
          <table:table-cell table:style-name="ce51"/>
          <table:table-cell table:style-name="ce51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table:number-columns-spanned="1" table:number-rows-spanned="25">
            <text:p>DBOperations</text:p>
          </table:table-cell>
          <table:table-cell table:style-name="ce24" office:value-type="string">
            <text:p>transferStatusCheck(Session session,Map&lt;String, String&gt; transferMetaData2)</text:p>
          </table:table-cell>
          <table:table-cell table:style-name="ce18" office:value-type="string">
            <text:p>transferStatus</text:p>
          </table:table-cell>
          <table:table-cell table:style-name="ce24"/>
          <table:table-cell table:style-name="ce18" office:value-type="string">
            <text:p>transferStatus</text:p>
          </table:table-cell>
          <table:table-cell table:style-name="ce24"/>
          <table:table-cell/>
          <table:table-cell office:value-type="string">
            <text:p>-</text:p>
          </table:table-cell>
        </table:table-row>
        <table:table-row table:style-name="ro3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getSourceFilePath(Session session,Map&lt;String, String&gt; transferMetaData2)</text:p>
          </table:table-cell>
          <table:table-cell table:style-name="ce18" office:value-type="string">
            <text:p>sourceFile</text:p>
          </table:table-cell>
          <table:table-cell table:style-name="ce24"/>
          <table:table-cell table:style-name="ce18" office:value-type="string">
            <text:p>sourceFile</text:p>
          </table:table-cell>
          <table:table-cell table:style-name="ce24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starting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started(Session session, String Monitor_name) 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stopped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deleting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deletingThread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deleted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transferDetails(Session session, Map&lt;String, String&gt; map,Map&lt;String, String&gt; transferMetaData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updateTransferDetails(Session session,Map&lt;String, String&gt; transferMetaData1,Map&lt;String, String&gt; metadata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transferEventDetails(Session session,Map&lt;String, String&gt; metadata1,Map&lt;String, String&gt; transferMetaData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updateTransferEventPublishDetails(Session session,Map&lt;String, String&gt; transferMetaData1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updateTransferEventConsumeDetails(Session session,Map&lt;String, String&gt; transferMetaData1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DBMonitorCheck(Session session, String Monitor_name)</text:p>
          </table:table-cell>
          <table:table-cell table:style-name="ce6" office:value-type="string">
            <text:p>monitortSatus</text:p>
          </table:table-cell>
          <table:table-cell table:style-name="ce24"/>
          <table:table-cell table:style-name="ce56" office:value-type="string">
            <text:p>monitortSatus</text:p>
          </table:table-cell>
          <table:table-cell table:style-name="ce24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kafkaSecondCheckMonitor(Session session,String Monitor_name)</text:p>
          </table:table-cell>
          <table:table-cell table:style-name="ce18" office:value-type="string">
            <text:p>monitorAllDetails</text:p>
          </table:table-cell>
          <table:table-cell table:style-name="ce24"/>
          <table:table-cell table:style-name="ce18" office:value-type="string">
            <text:p>monitorAllDetails</text:p>
          </table:table-cell>
          <table:table-cell table:style-name="ce24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kafkaSecondCheckTransfer(Session session,String transfer_id) </text:p>
          </table:table-cell>
          <table:table-cell table:style-name="ce18" office:value-type="string">
            <text:p>monitorTransferAllDetails</text:p>
          </table:table-cell>
          <table:table-cell table:style-name="ce24"/>
          <table:table-cell table:style-name="ce18" office:value-type="string">
            <text:p>monitorTransferAllDetails</text:p>
          </table:table-cell>
          <table:table-cell table:style-name="ce24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Session connectCassandra()</text:p>
          </table:table-cell>
          <table:table-cell table:style-name="ce6" office:value-type="string">
            <text:p>serverIp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45" office:value-type="string">
            <text:p>keyspace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45" office:value-type="string">
            <text:p>session</text:p>
          </table:table-cell>
          <table:table-cell table:style-name="ce24"/>
          <table:table-cell table:style-name="ce18" office:value-type="string">
            <text:p>session</text:p>
          </table:table-cell>
          <table:table-cell table:style-name="ce24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45" office:value-type="string">
            <text:p>cluster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17">
            <text:p>17</text:p>
          </table:table-cell>
          <table:table-cell table:number-columns-repeated="2"/>
        </table:table-row>
        <table:table-row table:style-name="ro3">
          <table:table-cell table:style-name="ce8" office:value-type="string" table:number-columns-spanned="1" table:number-rows-spanned="15">
            <text:p>MyTimerTask</text:p>
          </table:table-cell>
          <table:table-cell table:style-name="ce25"/>
          <table:table-cell table:style-name="ce27" office:value-type="string">
            <text:p>loggerException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8"/>
          <table:table-cell table:style-name="ce25"/>
          <table:table-cell table:style-name="ce27" office:value-type="string">
            <text:p>previousListSize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8"/>
          <table:table-cell table:style-name="ce25"/>
          <table:table-cell table:style-name="ce27" office:value-type="string">
            <text:p>filesInDirectory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8"/>
          <table:table-cell table:style-name="ce25"/>
          <table:table-cell table:style-name="ce27" office:value-type="string">
            <text:p>pollTime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topicName</text:p>
          </table:table-cell>
          <table:table-cell table:style-name="ce26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25" office:value-type="string">
            <text:p><text:span text:style-name="T1">MyTimerTask(Timer timer, </text:span><text:span text:style-name="T2">long</text:span><text:span text:style-name="T1"> pollTime)</text:span></text:p>
          </table:table-cell>
          <table:table-cell table:style-name="ce26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7" office:value-type="string">
            <text:p>timerAccess(Map&lt;String, String&gt; metaDataMap)</text:p>
          </table:table-cell>
          <table:table-cell table:style-name="ce46" office:value-type="string">
            <text:p>metaDataMap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pollInterval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pollUnits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pollTime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7" office:value-type="string">
            <text:p>run() </text:p>
          </table:table-cell>
          <table:table-cell table:style-name="ce27" office:value-type="string">
            <text:p>currentTime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lastStringModified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lastModified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count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9"/>
          <table:table-cell table:style-name="ce26"/>
          <table:table-cell table:style-name="ce27" office:value-type="string">
            <text:p>transferI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style-name="ce10" office:value-type="string" table:number-columns-spanned="1" table:number-rows-spanned="5">
            <text:p>TriggerPatternValidator</text:p>
          </table:table-cell>
          <table:table-cell table:style-name="ce10" office:value-type="string">
            <text:p>validateTriggerPattern(String triggerPattern,String fileName)</text:p>
          </table:table-cell>
          <table:table-cell table:style-name="ce47" office:value-type="string">
            <text:p>validatedResult</text:p>
          </table:table-cell>
          <table:table-cell table:style-name="ce10"/>
          <table:table-cell table:style-name="ce47" office:value-type="string">
            <text:p>validatedResult</text:p>
          </table:table-cell>
          <table:table-cell table:style-name="ce28"/>
          <table:table-cell table:number-columns-repeated="2"/>
        </table:table-row>
        <table:table-row table:style-name="ro3">
          <table:covered-table-cell table:style-name="ce7"/>
          <table:table-cell table:style-name="ce28"/>
          <table:table-cell table:style-name="ce10" office:value-type="string">
            <text:p>fileNameLength</text:p>
          </table:table-cell>
          <table:table-cell table:style-name="ce28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8"/>
          <table:table-cell table:style-name="ce10" office:value-type="string">
            <text:p>index</text:p>
          </table:table-cell>
          <table:table-cell table:style-name="ce28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8"/>
          <table:table-cell table:style-name="ce10" office:value-type="string">
            <text:p>matcher</text:p>
          </table:table-cell>
          <table:table-cell table:style-name="ce28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8"/>
          <table:table-cell table:style-name="ce10" office:value-type="string">
            <text:p>length</text:p>
          </table:table-cell>
          <table:table-cell table:style-name="ce28" office:value-type="float" office:value="0">
            <text:p>0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1" office:value-type="string" table:number-columns-spanned="1" table:number-rows-spanned="5">
            <text:p>VariablesSubstitution</text:p>
          </table:table-cell>
          <table:table-cell table:style-name="ce29" office:value-type="string">
            <text:p><text:s/>variableSubstitutor(Map&lt;String, String&gt; transferMetaDataMap, String sourcefilePattern)</text:p>
          </table:table-cell>
          <table:table-cell table:style-name="ce11" office:value-type="string">
            <text:p>FileName</text:p>
          </table:table-cell>
          <table:table-cell table:style-name="ce30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0"/>
          <table:table-cell table:style-name="ce29" office:value-type="string">
            <text:p>FilePath</text:p>
          </table:table-cell>
          <table:table-cell table:style-name="ce30"/>
          <table:table-cell table:style-name="ce11" office:value-type="string">
            <text:p>sourcefilePattern</text:p>
          </table:table-cell>
          <table:table-cell table:style-name="ce30"/>
          <table:table-cell table:number-columns-repeated="2"/>
        </table:table-row>
        <table:table-row table:style-name="ro4">
          <table:covered-table-cell table:style-name="ce7"/>
          <table:table-cell table:style-name="ce31" office:value-type="string">
            <text:p><text:span text:style-name="T1">replacer(String sourcefilePattern,String fileNameORfilePath, </text:span><text:span text:style-name="T2">int</text:span><text:span text:style-name="T1"> i)</text:span></text:p>
          </table:table-cell>
          <table:table-cell table:style-name="ce29" office:value-type="string">
            <text:p>delimiter</text:p>
          </table:table-cell>
          <table:table-cell table:style-name="ce30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2"/>
          <table:table-cell table:style-name="ce29" office:value-type="string">
            <text:p>tokenValue</text:p>
          </table:table-cell>
          <table:table-cell table:style-name="ce30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0"/>
          <table:table-cell table:style-name="ce29" office:value-type="string">
            <text:p>fileArray</text:p>
          </table:table-cell>
          <table:table-cell table:style-name="ce30" office:value-type="float" office:value="0">
            <text:p>0</text:p>
          </table:table-cell>
          <table:table-cell table:style-name="ce29" office:value-type="string">
            <text:p>sourcefilePattern.replace(sourcefilePattern.substring(i,sourcefilePattern.indexOf("}") + 1),fileArray[tokenValue - 1]);</text:p>
          </table:table-cell>
          <table:table-cell table:style-name="ce30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2" office:value-type="string" table:number-columns-spanned="1" table:number-rows-spanned="3">
            <text:p>UniqueIDTest</text:p>
          </table:table-cell>
          <table:table-cell table:style-name="ce12" office:value-type="string">
            <text:p><text:s/>generateUniqueID()</text:p>
          </table:table-cell>
          <table:table-cell table:style-name="ce12" office:value-type="string">
            <text:p>timeStamp</text:p>
          </table:table-cell>
          <table:table-cell table:style-name="ce52" table:number-columns-repeated="3"/>
          <table:table-cell table:number-columns-repeated="2"/>
        </table:table-row>
        <table:table-row table:style-name="ro3">
          <table:covered-table-cell table:style-name="ce13"/>
          <table:table-cell table:style-name="ce12"/>
          <table:table-cell table:style-name="ce12" office:value-type="string">
            <text:p>randomNumber</text:p>
          </table:table-cell>
          <table:table-cell table:style-name="ce52" table:number-columns-repeated="3"/>
          <table:table-cell table:number-columns-repeated="2"/>
        </table:table-row>
        <table:table-row table:style-name="ro3">
          <table:covered-table-cell table:style-name="ce13"/>
          <table:table-cell table:style-name="ce12"/>
          <table:table-cell table:style-name="ce12" office:value-type="string">
            <text:p>randomNumArray</text:p>
          </table:table-cell>
          <table:table-cell table:style-name="ce52" office:value-type="float" office:value="0">
            <text:p>0</text:p>
          </table:table-cell>
          <table:table-cell table:style-name="ce12" office:value-type="string">
            <text:p><text:s/>(randomNumArray[0] + randomNumArray[1] + randomNumArray[2]+ randomNumArray[3] + timeStamp + randomNumArray[4]);</text:p>
          </table:table-cell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4" office:value-type="string" table:number-columns-spanned="1" table:number-rows-spanned="21">
            <text:p>FilesProcessor</text:p>
          </table:table-cell>
          <table:table-cell table:style-name="ce33"/>
          <table:table-cell table:style-name="ce34" office:value-type="string">
            <text:p>loggerException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PART_SIZE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publishCount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subscribeCount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topicName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 office:value-type="string">
            <text:p>publish(String TOPIC, String Key, String Message,Map&lt;String, String&gt; metadata,Map&lt;String, String&gt; transferMetaData)</text:p>
          </table:table-cell>
          <table:table-cell table:style-name="ce3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consume(String TOPIC, Map&lt;String, String&gt; metadata,Session session, Map&lt;String, String&gt; transferMetaData)</text:p>
          </table:table-cell>
          <table:table-cell table:style-name="ce3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createTopic(ZkUtils zkutils, String topicName)</text:p>
          </table:table-cell>
          <table:table-cell table:style-name="ce34" table:number-columns-repeated="2"/>
          <table:table-cell table:style-name="ce33" office:value-type="string">
            <text:p>topicName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deleteTopic(String topicName)</text:p>
          </table:table-cell>
          <table:table-cell table:style-name="ce33" office:value-type="string">
            <text:p>deleteTopicStatus</text:p>
          </table:table-cell>
          <table:table-cell table:style-name="ce34"/>
          <table:table-cell table:style-name="ce33" office:value-type="string">
            <text:p>deleteTopicStatus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getMessages(String sourceFile, Map&lt;String, String&gt; metadata,Map&lt;String, String&gt; transferMetaData)</text:p>
          </table:table-cell>
          <table:table-cell table:style-name="ce14" office:value-type="string">
            <text:p>delimiter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Key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sourceFileName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sourceFileArray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sourceFileArraysize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sourceFileSize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nChunks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read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readLength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byteChunkPart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publishCount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9"/>
          <table:table-cell table:style-name="ce34"/>
          <table:table-cell table:style-name="ce33" office:value-type="string">
            <text:p>subscribeCount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5" office:value-type="string" table:number-columns-spanned="1" table:number-rows-spanned="4">
            <text:p>kafkaconnect</text:p>
          </table:table-cell>
          <table:table-cell table:style-name="ce35"/>
          <table:table-cell table:style-name="ce15" office:value-type="string">
            <text:p>loggerException</text:p>
          </table:table-cell>
          <table:table-cell table:style-name="ce36" table:number-columns-repeated="3"/>
          <table:table-cell table:number-columns-repeated="2"/>
        </table:table-row>
        <table:table-row table:style-name="ro4">
          <table:covered-table-cell table:style-name="ce15"/>
          <table:table-cell table:style-name="ce35" office:value-type="string">
            <text:p><text:span text:style-name="T1">createTopic(String topicName, </text:span><text:span text:style-name="T2">int</text:span><text:span text:style-name="T1"> numberOfPartitions,</text:span><text:span text:style-name="T2">int</text:span><text:span text:style-name="T1"> numberOfReplications)</text:span></text:p>
          </table:table-cell>
          <table:table-cell table:style-name="ce15" office:value-type="string">
            <text:p>zookeeperHosts</text:p>
          </table:table-cell>
          <table:table-cell table:style-name="ce3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6"/>
          <table:table-cell table:style-name="ce35" office:value-type="string">
            <text:p>sessionTimeOutInMs</text:p>
          </table:table-cell>
          <table:table-cell table:style-name="ce36" table:number-columns-repeated="3"/>
          <table:table-cell table:number-columns-repeated="2"/>
        </table:table-row>
        <table:table-row table:style-name="ro3">
          <table:covered-table-cell table:style-name="ce9"/>
          <table:table-cell table:style-name="ce36"/>
          <table:table-cell table:style-name="ce35" office:value-type="string">
            <text:p>connectionTimeOutInMs</text:p>
          </table:table-cell>
          <table:table-cell table:style-name="ce15" office:value-type="float" office:value="0">
            <text:p>0</text:p>
          </table:table-cell>
          <table:table-cell table:style-name="ce57" office:value-type="string">
            <text:p>ZKStringSerializer</text:p>
          </table:table-cell>
          <table:table-cell table:style-name="ce36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6" office:value-type="string" table:number-columns-spanned="1" table:number-rows-spanned="3">
            <text:p>KafkaSecondLayer</text:p>
          </table:table-cell>
          <table:table-cell table:style-name="ce16"/>
          <table:table-cell table:style-name="ce48" office:value-type="string">
            <text:p>consumerConnector</text:p>
          </table:table-cell>
          <table:table-cell table:style-name="ce53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7" office:value-type="string">
            <text:p>publish(String TOPIC, String Key, String Message) </text:p>
          </table:table-cell>
          <table:table-cell table:style-name="ce49" office:value-type="string">
            <text:p>Status</text:p>
          </table:table-cell>
          <table:table-cell table:style-name="ce53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16" office:value-type="string">
            <text:p><text:span text:style-name="T2">void</text:span><text:span text:style-name="T1"> consume(String TOPIC)</text:span></text:p>
          </table:table-cell>
          <table:table-cell table:style-name="ce16" office:value-type="string">
            <text:p>topicName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7" office:value-type="string" table:number-columns-spanned="1" table:number-rows-spanned="4">
            <text:p>KafkaSecondeLayerConnect</text:p>
          </table:table-cell>
          <table:table-cell table:style-name="ce38"/>
          <table:table-cell table:style-name="ce17" office:value-type="string">
            <text:p>loggerException</text:p>
          </table:table-cell>
          <table:table-cell table:style-name="ce39" table:number-columns-repeated="3"/>
          <table:table-cell table:number-columns-repeated="2"/>
        </table:table-row>
        <table:table-row table:style-name="ro4">
          <table:covered-table-cell table:style-name="ce17"/>
          <table:table-cell table:style-name="ce38" office:value-type="string">
            <text:p><text:span text:style-name="T1">createTopic(String topicName, </text:span><text:span text:style-name="T2">int</text:span><text:span text:style-name="T1"> numberOfPartitions,</text:span><text:span text:style-name="T2">int</text:span><text:span text:style-name="T1"> numberOfReplications)</text:span></text:p>
          </table:table-cell>
          <table:table-cell table:style-name="ce17" office:value-type="string">
            <text:p>zookeeperHosts</text:p>
          </table:table-cell>
          <table:table-cell table:style-name="ce39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8"/>
          <table:table-cell table:style-name="ce17" office:value-type="string">
            <text:p>sessionTimeOutInMs</text:p>
          </table:table-cell>
          <table:table-cell table:style-name="ce39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9"/>
          <table:table-cell table:style-name="ce17" office:value-type="string">
            <text:p>connectionTimeOutInMs</text:p>
          </table:table-cell>
          <table:table-cell table:style-name="ce39" office:value-type="float" office:value="0">
            <text:p>0</text:p>
          </table:table-cell>
          <table:table-cell table:style-name="ce17" office:value-type="string">
            <text:p>ZKStringSerializer</text:p>
          </table:table-cell>
          <table:table-cell table:style-name="ce39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8" office:value-type="string" table:number-columns-spanned="1" table:number-rows-spanned="3">
            <text:p>Acknowledge</text:p>
          </table:table-cell>
          <table:table-cell table:style-name="ce18" office:value-type="string">
            <text:p>acknowledge(Map&lt;String, String&gt; transferMetaData,Map&lt;String, String&gt; metadata)</text:p>
          </table:table-cell>
          <table:table-cell table:style-name="ce6" office:value-type="string">
            <text:p>transferStatus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18" office:value-type="string">
            <text:p>sourceDisposition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18" office:value-type="string">
            <text:p>sourceFile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number-columns-repeated="5"/>
          <table:table-cell table:formula="of:=SUM([.F2:.F96])" office:value-type="float" office:value="25">
            <text:p>25</text:p>
          </table:table-cell>
          <table:table-cell table:number-columns-repeated="2"/>
        </table:table-row>
        <table:table-row table:style-name="ro3" table:number-rows-repeated="104847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10/20/2017</text:date>, <text:time>16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ash Lakkimisetty</meta:initial-creator>
    <meta:creation-date>2017-10-17T19:44:14.76</meta:creation-date>
    <dc:date>2017-10-20T16:18:56.37</dc:date>
    <meta:editing-duration>PT7H36M10S</meta:editing-duration>
    <meta:editing-cycles>69</meta:editing-cycles>
    <meta:generator>OpenOffice/4.1.1$Win32 OpenOffice.org_project/411m6$Build-9775</meta:generator>
    <meta:document-statistic meta:table-count="3" meta:cell-count="175" meta:object-count="0"/>
  </office:meta>
</office:document-meta>
</file>